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2a6be" officeooo:paragraph-rsid="0012a6be"/>
    </style:style>
    <style:style style:name="P2" style:family="paragraph" style:parent-style-name="Standard">
      <style:text-properties fo:color="#800000" officeooo:rsid="0012a6be" officeooo:paragraph-rsid="0012a6be"/>
    </style:style>
    <style:style style:name="P3" style:family="paragraph" style:parent-style-name="Standard">
      <style:text-properties fo:color="#0000ff" officeooo:rsid="0013a368" officeooo:paragraph-rsid="0013a368"/>
    </style:style>
    <style:style style:name="P4" style:family="paragraph" style:parent-style-name="Standard">
      <style:text-properties fo:color="#0000ff" officeooo:rsid="0014fc01" officeooo:paragraph-rsid="0014fc01"/>
    </style:style>
    <style:style style:name="P5" style:family="paragraph" style:parent-style-name="Standard">
      <style:text-properties fo:color="#007826" officeooo:rsid="0012a6be" officeooo:paragraph-rsid="0012a6be"/>
    </style:style>
    <style:style style:name="P6" style:family="paragraph" style:parent-style-name="Text_20_body">
      <style:text-properties officeooo:rsid="001aa507" officeooo:paragraph-rsid="001aa507"/>
    </style:style>
    <style:style style:name="P7" style:family="paragraph" style:parent-style-name="Text_20_body">
      <style:text-properties officeooo:rsid="001c6214" officeooo:paragraph-rsid="001c6214"/>
    </style:style>
    <style:style style:name="P8" style:family="paragraph" style:parent-style-name="Text_20_body">
      <style:text-properties fo:font-weight="bold" officeooo:rsid="001c6214" officeooo:paragraph-rsid="001c6214" style:font-weight-asian="bold" style:font-weight-complex="bold"/>
    </style:style>
    <style:style style:name="P9" style:family="paragraph" style:parent-style-name="Text_20_body">
      <style:text-properties fo:font-weight="bold" officeooo:rsid="001e5029" officeooo:paragraph-rsid="001e5029" style:font-weight-asian="bold" style:font-weight-complex="bold"/>
    </style:style>
    <style:style style:name="P10" style:family="paragraph" style:parent-style-name="Text_20_body">
      <style:text-properties fo:font-weight="bold" officeooo:rsid="00212425" officeooo:paragraph-rsid="00212425" style:font-weight-asian="bold" style:font-weight-complex="bold"/>
    </style:style>
    <style:style style:name="P11" style:family="paragraph" style:parent-style-name="Text_20_body">
      <style:text-properties fo:font-weight="bold" officeooo:rsid="00271685" officeooo:paragraph-rsid="00271685" style:font-weight-asian="bold" style:font-weight-complex="bold"/>
    </style:style>
    <style:style style:name="P12" style:family="paragraph" style:parent-style-name="Text_20_body">
      <style:text-properties fo:font-weight="bold" officeooo:rsid="0028e205" officeooo:paragraph-rsid="0028e205" style:font-weight-asian="bold" style:font-weight-complex="bold"/>
    </style:style>
    <style:style style:name="P13" style:family="paragraph" style:parent-style-name="Text_20_body">
      <style:text-properties fo:font-weight="bold" officeooo:rsid="002afe35" officeooo:paragraph-rsid="002afe35" style:font-weight-asian="bold" style:font-weight-complex="bold"/>
    </style:style>
    <style:style style:name="P14" style:family="paragraph" style:parent-style-name="Text_20_body">
      <style:text-properties officeooo:rsid="0022d81c" officeooo:paragraph-rsid="0022d81c"/>
    </style:style>
    <style:style style:name="P15" style:family="paragraph" style:parent-style-name="Text_20_body">
      <style:text-properties officeooo:rsid="0026b526" officeooo:paragraph-rsid="0026b526"/>
    </style:style>
    <style:style style:name="P16" style:family="paragraph" style:parent-style-name="Text_20_body">
      <style:text-properties fo:font-weight="normal" officeooo:rsid="00271685" officeooo:paragraph-rsid="00271685" style:font-weight-asian="normal" style:font-weight-complex="normal"/>
    </style:style>
    <style:style style:name="P17" style:family="paragraph" style:parent-style-name="Text_20_body">
      <style:text-properties fo:font-weight="normal" officeooo:rsid="0028e205" officeooo:paragraph-rsid="0028e205" style:font-weight-asian="normal" style:font-weight-complex="normal"/>
    </style:style>
    <style:style style:name="P18" style:family="paragraph" style:parent-style-name="Text_20_body">
      <style:text-properties fo:font-weight="normal" officeooo:rsid="001e5029" officeooo:paragraph-rsid="001e5029" style:font-weight-asian="normal" style:font-weight-complex="normal"/>
    </style:style>
    <style:style style:name="P19" style:family="paragraph" style:parent-style-name="Text_20_body">
      <style:text-properties fo:font-weight="normal" officeooo:rsid="001fc441" officeooo:paragraph-rsid="001e5029" style:font-weight-asian="normal" style:font-weight-complex="normal"/>
    </style:style>
    <style:style style:name="P20" style:family="paragraph" style:parent-style-name="Text_20_body">
      <style:text-properties fo:font-weight="normal" officeooo:rsid="001fc441" officeooo:paragraph-rsid="001fc441" style:font-weight-asian="normal" style:font-weight-complex="normal"/>
    </style:style>
    <style:style style:name="P21" style:family="paragraph" style:parent-style-name="Text_20_body">
      <style:text-properties fo:font-weight="normal" officeooo:rsid="00212425" officeooo:paragraph-rsid="00212425" style:font-weight-asian="normal" style:font-weight-complex="normal"/>
    </style:style>
    <style:style style:name="P22" style:family="paragraph" style:parent-style-name="Text_20_body">
      <style:text-properties officeooo:rsid="002ca4ed" officeooo:paragraph-rsid="002ca4ed"/>
    </style:style>
    <style:style style:name="P23" style:family="paragraph" style:parent-style-name="Text_20_body">
      <style:text-properties officeooo:rsid="002ca4ed" officeooo:paragraph-rsid="002fa16d"/>
    </style:style>
    <style:style style:name="P24" style:family="paragraph" style:parent-style-name="Text_20_body">
      <style:text-properties officeooo:rsid="002e6e4f" officeooo:paragraph-rsid="002e6e4f"/>
    </style:style>
    <style:style style:name="P25" style:family="paragraph" style:parent-style-name="Text_20_body">
      <style:text-properties style:text-position="0% 100%" officeooo:rsid="002e6e4f" officeooo:paragraph-rsid="002e6e4f"/>
    </style:style>
    <style:style style:name="P26" style:family="paragraph" style:parent-style-name="Text_20_body">
      <style:text-properties style:text-position="0% 100%" officeooo:rsid="002fa16d" officeooo:paragraph-rsid="002fa16d"/>
    </style:style>
    <style:style style:name="P27" style:family="paragraph" style:parent-style-name="Text_20_body">
      <style:text-properties fo:color="#000000" style:text-position="0% 100%" fo:font-weight="bold" officeooo:rsid="003180e3" officeooo:paragraph-rsid="003180e3" style:font-weight-asian="bold" style:font-weight-complex="bold"/>
    </style:style>
    <style:style style:name="P28" style:family="paragraph" style:parent-style-name="Text_20_body">
      <style:text-properties officeooo:rsid="0034176f" officeooo:paragraph-rsid="0034176f"/>
    </style:style>
    <style:style style:name="P29" style:family="paragraph" style:parent-style-name="Text_20_body">
      <style:text-properties fo:color="#000000" officeooo:rsid="002fa16d" officeooo:paragraph-rsid="002fa16d"/>
    </style:style>
    <style:style style:name="P30" style:family="paragraph" style:parent-style-name="Text_20_body">
      <style:text-properties fo:color="#000000" style:text-position="0% 100%" fo:font-weight="normal" officeooo:rsid="00334160" officeooo:paragraph-rsid="00334160" style:font-weight-asian="normal" style:font-weight-complex="normal"/>
    </style:style>
    <style:style style:name="P31" style:family="paragraph" style:parent-style-name="Text_20_body">
      <style:text-properties style:text-position="sub 58%" officeooo:rsid="002e6e4f" officeooo:paragraph-rsid="002e6e4f"/>
    </style:style>
    <style:style style:name="P32" style:family="paragraph" style:parent-style-name="Text_20_body">
      <style:text-properties fo:color="#009933" style:text-position="0% 100%" fo:font-weight="normal" officeooo:rsid="002fa16d" officeooo:paragraph-rsid="002fa16d" style:font-weight-asian="normal" style:font-weight-complex="normal"/>
    </style:style>
    <style:style style:name="P33" style:family="paragraph" style:parent-style-name="Text_20_body">
      <style:text-properties officeooo:rsid="0034176f" officeooo:paragraph-rsid="0034176f"/>
    </style:style>
    <style:style style:name="P34" style:family="paragraph" style:parent-style-name="Text_20_body">
      <style:text-properties officeooo:rsid="0034eac0" officeooo:paragraph-rsid="0034eac0"/>
    </style:style>
    <style:style style:name="P35" style:family="paragraph" style:parent-style-name="Text_20_body">
      <style:text-properties fo:font-weight="normal" officeooo:rsid="0034eac0" officeooo:paragraph-rsid="0034eac0" style:font-weight-asian="normal" style:font-weight-complex="normal"/>
    </style:style>
    <style:style style:name="P36" style:family="paragraph" style:parent-style-name="Text_20_body">
      <style:text-properties officeooo:rsid="0035f7aa" officeooo:paragraph-rsid="0035f7aa"/>
    </style:style>
    <style:style style:name="P37" style:family="paragraph" style:parent-style-name="Heading_20_2">
      <style:text-properties fo:font-weight="bold" officeooo:rsid="0028e205" officeooo:paragraph-rsid="0028e205" style:font-weight-asian="bold" style:font-weight-complex="bold"/>
    </style:style>
    <style:style style:name="P38" style:family="paragraph" style:parent-style-name="Heading_20_1">
      <style:text-properties officeooo:rsid="002ca4ed" officeooo:paragraph-rsid="002ca4ed"/>
    </style:style>
    <style:style style:name="P39" style:family="paragraph" style:parent-style-name="Heading_20_3">
      <style:text-properties officeooo:rsid="001a308e" officeooo:paragraph-rsid="001a308e"/>
    </style:style>
    <style:style style:name="P40" style:family="paragraph" style:parent-style-name="Heading_20_3">
      <style:text-properties officeooo:rsid="002d4025"/>
    </style:style>
    <style:style style:name="P41" style:family="paragraph" style:parent-style-name="Heading_20_3">
      <style:text-properties officeooo:rsid="002d4025" officeooo:paragraph-rsid="002d402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2a6be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color="#0000ff"/>
    </style:style>
    <style:style style:name="T6" style:family="text">
      <style:text-properties fo:color="#0000ff" fo:font-weight="normal" style:font-weight-asian="normal" style:font-weight-complex="normal"/>
    </style:style>
    <style:style style:name="T7" style:family="text">
      <style:text-properties fo:color="#ff6600"/>
    </style:style>
    <style:style style:name="T8" style:family="text">
      <style:text-properties fo:color="#3333ff"/>
    </style:style>
    <style:style style:name="T9" style:family="text">
      <style:text-properties fo:color="#ff000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fc441" style:font-weight-asian="normal" style:font-weight-complex="normal"/>
    </style:style>
    <style:style style:name="T12" style:family="text">
      <style:text-properties fo:font-weight="normal" officeooo:rsid="00296de5" style:font-weight-asian="normal" style:font-weight-complex="normal"/>
    </style:style>
    <style:style style:name="T13" style:family="text">
      <style:text-properties fo:font-weight="normal" officeooo:rsid="002c46ae" style:font-weight-asian="normal" style:font-weight-complex="normal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24c686"/>
    </style:style>
    <style:style style:name="T16" style:family="text">
      <style:text-properties officeooo:rsid="00296de5"/>
    </style:style>
    <style:style style:name="T17" style:family="text">
      <style:text-properties fo:color="#009933"/>
    </style:style>
    <style:style style:name="T18" style:family="text">
      <style:text-properties fo:color="#009933" fo:font-weight="normal" style:font-weight-asian="normal" style:font-weight-complex="normal"/>
    </style:style>
    <style:style style:name="T19" style:family="text">
      <style:text-properties fo:color="#009933" officeooo:rsid="002fa16d"/>
    </style:style>
    <style:style style:name="T20" style:family="text">
      <style:text-properties style:text-position="sub 58%"/>
    </style:style>
    <style:style style:name="T21" style:family="text">
      <style:text-properties fo:color="#0066ff" fo:font-weight="bold" style:font-weight-asian="bold" style:font-weight-complex="bold"/>
    </style:style>
    <style:style style:name="T22" style:family="text">
      <style:text-properties fo:color="#0066ff" fo:font-weight="normal" style:font-weight-asian="normal" style:font-weight-complex="normal"/>
    </style:style>
    <style:style style:name="T23" style:family="text">
      <style:text-properties fo:color="#000000"/>
    </style:style>
    <style:style style:name="T24" style:family="text">
      <style:text-properties fo:color="#000000" officeooo:rsid="002fa16d"/>
    </style:style>
    <style:style style:name="T25" style:family="text">
      <style:text-properties fo:color="#000000" style:text-position="super 58%" officeooo:rsid="002fa16d"/>
    </style:style>
    <style:style style:name="T26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démarrer ocaml: </text:span></text:p>
      <text:p text:style-name="P1"><text:span text:style-name="T1"><text:tab/></text:span>ouvrir emacs -&gt; <text:span text:style-name="T7">ctrl+x ctrl+f</text:span> -&gt; taper nom_fichier.ml -&gt; <text:span text:style-name="T7">ctrl+x ctrl+e </text:span></text:p>
      <text:p text:style-name="P1"/>
      <text:p text:style-name="P1"><text:span text:style-name="T2">partie haut:</text:span> code ML</text:p>
      <text:p text:style-name="P1"><text:span text:style-name="T2">partie bas:</text:span> boucle d'interaction</text:p>
      <text:p text:style-name="P1"/>
      <text:p text:style-name="P1"><text:span text:style-name="T1">demarrer le lanceur : </text:span><text:span text:style-name="T7">ctrl+x ctrl+e </text:span></text:p>
      <text:p text:style-name="P1"><text:span text:style-name="T1">arreter le processus : </text:span><text:span text:style-name="T7">ctrl+c ctrl+k </text:span></text:p>
      <text:p text:style-name="P1"/>
      <text:p text:style-name="P1">let x=1;; <text:s text:c="19"/>=== <text:s text:c="4"/>var x=1;</text:p>
      <text:p text:style-name="P1"><text:span text:style-name="T4">(liaison, binding) </text:span><text:s text:c="19"/><text:span text:style-name="T4">(variable)</text:span></text:p>
      <text:p text:style-name="P1"/>
      <text:p text:style-name="P1"/>
      <text:h text:style-name="Heading_20_2" text:outline-level="2">ex<text:span text:style-name="T3">ercice </text:span>3:</text:h>
      <text:p text:style-name="P1">dans la boucle d'iteration: tester des operations du genre</text:p>
      <text:p text:style-name="P1">10*2;; etc</text:p>
      <text:p text:style-name="P1"/>
      <text:p text:style-name="P1">en mode float : 10.5 *. 5.8;; </text:p>
      <text:p text:style-name="P1"/>
      <text:p text:style-name="P2">==&gt; se referer a la doc dans le lien de l'exo3</text:p>
      <text:p text:style-name="P1"/>
      <text:p text:style-name="P1"><text:span text:style-name="T5">int * int → int </text:span>(pr voir tous les types : <text:span text:style-name="T5">"( operateur );;"</text:span> exple ( * );;</text:p>
      <text:p text:style-name="P1"/>
      <text:p text:style-name="P1"><text:span text:style-name="T1">3.i) <text:s/></text:span><text:span text:style-name="T5">let x= true;;</text:span></text:p>
      <text:p text:style-name="P1"><text:span text:style-name="T1">3.ii) </text:span><text:span text:style-name="T5">let x=sqrt;;</text:span></text:p>
      <text:p text:style-name="P1"><text:span text:style-name="T1">3.iii)</text:span><text:span text:style-name="T5">let f= fun x -&gt; x+1;; </text:span>( fonction anonyme)</text:p>
      <text:p text:style-name="P1"><text:s text:c="6"/><text:span text:style-name="T5"><text:s text:c="2"/>let f x = x+1;; </text:span>(pas anonyme)</text:p>
      <text:p text:style-name="P1"/>
      <text:h text:style-name="Heading_20_2" text:outline-level="2">exercice 4:</text:h>
      <text:p text:style-name="P1">make_even: prend une fonction et renvoie une FONCTION </text:p>
      <text:p text:style-name="P1"/>
      <text:p text:style-name="P1"/>
      <text:p text:style-name="P1">2. termes: generalisation / specialisation</text:p>
      <text:p text:style-name="P1">specialisation on en a parlé avec le epsilon qu'on a passé en parametre</text:p>
      <text:p text:style-name="P1"/>
      <text:p text:style-name="P3">let bizarre = compose make_even(compose(deriv1)make_even);;</text:p>
      <text:p text:style-name="P4">(* fct f o g *) let compose f g = fun x -&gt; f(g(x));;</text:p>
      <text:h text:style-name="Heading_20_2" text:outline-level="2">exerice 5:</text:h>
      <text:p text:style-name="P1"/>
      <text:p text:style-name="P1">fct <text:span text:style-name="T8">approx_pi</text:span> en <text:span text:style-name="T2">ocaml</text:span>: ca genere un stack overflow à une certaine val (~250000)</text:p>
      <text:p text:style-name="P1">par contre,</text:p>
      <text:p text:style-name="P1">fct approx_pi en c: en compilant avec -O2, ce qui optimise les appels récursifs en c, ça fait tres bien tous les calculs</text:p>
      <text:p text:style-name="P1">why? =&gt; <text:span text:style-name="T9">récurstion terminale</text:span></text:p>
      <text:p text:style-name="P1"/>
      <text:p text:style-name="P5">********** A RENDRE ***************</text:p>
      <text:p text:style-name="P5">fichier ml (sans archive) avec les 2 noms</text:p>
      <text:p text:style-name="P5">lundi soir !</text:p>
      <text:p text:style-name="P5"><text:soft-page-break/></text:p>
      <text:p text:style-name="P5"/>
      <text:p text:style-name="P5"/>
      <text:p text:style-name="Title">TD2</text:p>
      <text:h text:style-name="Heading_20_3" text:outline-level="3">exercice 1</text:h>
      <text:p text:style-name="P6">Let … in … = valeur locale à l’expression</text:p>
      <text:p text:style-name="P7">closure = fermeture</text:p>
      <text:p text:style-name="P7">pourquoi, meme si on a modifié la valeur de « pi » en un string, ca marche avec 3.1415 ?</text:p>
      <text:p text:style-name="P7">⇒ la valeur de pi est ‘enfermée’ dans rot. Pi est construite dans le code compilé = FERMETURE</text:p>
      <text:p text:style-name="P7">c’est-à-dire, quand on a défini rot, on a défini avec la valeur de pi , et ça change pas meme si on modifie pi après.</text:p>
      <text:p text:style-name="P8">Transparence référencielle <text:span text:style-name="T10">= la fonction ne dépend pas d</text:span></text:p>
      <text:p text:style-name="P18">→référence : référence vers pi</text:p>
      <text:p text:style-name="P9"><text:span text:style-name="T10">→transparence : </text:span><text:span text:style-name="T11">transparent=indifférent aux modif externes</text:span></text:p>
      <text:p text:style-name="P19"/>
      <text:p text:style-name="P20">test du code en C : fonction f→ 1, 3, 423 </text:p>
      <text:p text:style-name="P10"><text:span text:style-name="T10"><text:s text:c="2"/></text:span><text:span text:style-name="T6"><text:s text:c="2"/>let i = i+ j in i;;</text:span><text:span text:style-name="T10"> (* la valeur utilisée est celle de i=0 définie en haut. on a 'enfermé' dans </text:span></text:p>
      <text:p text:style-name="P10"><text:span text:style-name="T10"><text:s text:c="25"/>le code de f la valeur de i. i ne va plus changer pour f. ce n'est pas une affectation, c'est une constante qui ne change pas au cours du temps. par contre en C i est en écriture et en lecture. on parle de fermeture FORTE et </text:span>fermeture FAIBLE<text:span text:style-name="T10">: en C on a un </text:span>ReadWrite<text:span text:style-name="T10"> sur la </text:span>valeur<text:span text:style-name="T10">. en OCaml, c'est un </text:span>ReadOnly<text:span text:style-name="T10"> sur la </text:span>référence<text:span text:style-name="T10">. *)</text:span></text:p>
      <text:p text:style-name="P21"/>
      <text:h text:style-name="P39" text:outline-level="3">Exercice 2</text:h>
      <text:p text:style-name="P14">Références embarquées dans la fermeture de ping/pong : ping et pong</text:p>
      <text:p text:style-name="P14">fermeture forte ou faible ?? <text:span text:style-name="T2">faible</text:span><text:span text:style-name="T14"> , il y a un effet de bord qui est créé. Les deux sont liés l’un a l’autre. Pas de transparence référencielle, l’état de l’appli change en en fonction de</text:span><text:span text:style-name="T15">s handlers</text:span><text:span text:style-name="T14">.</text:span></text:p>
      <text:h text:style-name="P39" text:outline-level="3">Exercice 3</text:h>
      <text:p text:style-name="P15">Fonction Consumer : prend 1 input et retourne rien.</text:p>
      <text:p text:style-name="P15">Consumer&lt;T&gt; =&gt; <text:s/>Ocaml = T → Unit <text:s/>&lt;=&gt; C# = Func &lt;T, void&gt;</text:p>
      <text:p text:style-name="P15">Supplier&lt;T&gt; =&gt; Ocaml= unit→ T &lt;=&gt; C# = func&lt;T&gt;</text:p>
      <text:p text:style-name="P15">Predicate&lt;T&gt; =&gt; Ocaml = T→ bool &lt;=&gt; c# = func&lt;T,bool&gt;</text:p>
      <text:p text:style-name="P15"/>
      <text:p text:style-name="P15"><text:soft-page-break/></text:p>
      <text:p text:style-name="P11">forEach</text:p>
      <text:p text:style-name="P16">Iterable&lt;E&gt; | void forEach( Consumer&lt; <text:span text:style-name="T5">? super E</text:span> &gt; f){…}</text:p>
      <text:p text:style-name="P16">? super E = on autorise d’utiliser un objet de type E ou MOINS que E ≡ <text:span text:style-name="T1">wildcard </text:span></text:p>
      <text:p text:style-name="P16">[ne pas en parler dans le rendu]</text:p>
      <text:p text:style-name="P17">en Java 8, o nest autorisé à mettre des méthodes par défaut dans des interfaces</text:p>
      <text:p text:style-name="P12"><text:span text:style-name="T16">- foreach </text:span><text:span text:style-name="T12">est une </text:span>méthode par défaut <text:span text:style-name="T12">définie dans It</text:span><text:span text:style-name="T16">erable</text:span><text:span text:style-name="T12">. Grâce aux lambda expressions, ...</text:span></text:p>
      <text:h text:style-name="P37" text:outline-level="2"><text:bookmark text:name="target-typing"/>Target Typing <text:span text:style-name="T13">comment fait java pour reconnaître le type de la lambda exp</text:span></text:h>
      <text:p text:style-name="P12"/>
      <text:p text:style-name="P13">inférence de type <text:span text:style-name="T10">: à noter dans le rendu (Q5?)</text:span></text:p>
      <text:p text:style-name="P12"/>
      <text:h text:style-name="P38" text:outline-level="1">TD3</text:h>
      <text:h text:style-name="P41" text:outline-level="3">Exercice 1 :</text:h>
      <text:p text:style-name="P23">Curry : (<text:span text:style-name="T5">(a x b) </text:span>→ c) → <text:span text:style-name="T17">(a → b → c ) </text:span><text:span text:style-name="T24">avec : </text:span><text:span text:style-name="T23">(</text:span><text:span text:style-name="T5">(a x b) </text:span><text:span text:style-name="T23">→ c) : </text:span><text:span text:style-name="T24">1</text:span><text:span text:style-name="T25">er</text:span><text:span text:style-name="T24"> parametre</text:span></text:p>
      <text:p text:style-name="P23"><text:span text:style-name="T24"><text:tab/><text:tab/><text:tab/><text:tab/><text:tab/><text:tab/></text:span><text:span text:style-name="T19">a : </text:span><text:span text:style-name="T24">2eme parametre</text:span></text:p>
      <text:p text:style-name="P29"><text:tab/><text:tab/><text:tab/><text:tab/><text:tab/><text:tab/>b : 3eme parametre</text:p>
      <text:p text:style-name="P22">Uncurry:<text:span text:style-name="T17"> ( a → b → c)</text:span> → (<text:span text:style-name="T5">(a x b) </text:span>→ c)</text:p>
      <text:p text:style-name="P24">Curry o Uncurry = identité <text:span text:style-name="T20">a x b → c</text:span></text:p>
      <text:p text:style-name="P25">Uncurry o Cury = identité <text:span text:style-name="T20">a → <text:s/>b → c</text:span></text:p>
      <text:p text:style-name="P31"/>
      <text:p text:style-name="P26">let <text:span text:style-name="T1">curry </text:span><text:span text:style-name="T21">(</text:span><text:span text:style-name="T22">f :(’a * ‘b ) → ‘c) (a : ‘a) (b : ‘b) : ‘c </text:span><text:span text:style-name="T10">= <text:s/></text:span><text:span text:style-name="T18">// écriture qui permet de spécifier le type de f</text:span></text:p>
      <text:p text:style-name="P32"/>
      <text:p text:style-name="P27">iterate :<text:span text:style-name="T10"> ne marche que sur les fonctions qui ont 1 seul parametre</text:span></text:p>
      <text:p text:style-name="P30">2 solutions : appliquer f n fois et a la fin appliquer x</text:p>
      <text:p text:style-name="P30"><text:tab/> <text:s text:c="8"/>appliquer f(x) au lieu de x à chaque itération (ce qu’on a fait)</text:p>
      <text:h text:style-name="P40" text:outline-level="3">Exercice 2 : </text:h>
      <text:p text:style-name="P28">List.hd : retourne le premier element de laliste</text:p>
      <text:p text:style-name="P28">list.tl : retourne la LISTE sans le 1<text:span text:style-name="T26">er</text:span> element</text:p>
      <text:p text:style-name="P28"><text:soft-page-break/></text:p>
      <text:p text:style-name="P34">td4</text:p>
      <text:p text:style-name="P34">class A&lt;T <text:span text:style-name="T1">extends Comparable&lt;T&gt;&gt;{</text:span></text:p>
      <text:p text:style-name="P35">...</text:p>
      <text:p text:style-name="P34"><text:span text:style-name="T1">}</text:span></text:p>
      <text:p text:style-name="P34"><text:span text:style-name="T1"/></text:p>
      <text:p text:style-name="P34">Q. Qu’est-ce qui n’est pas Comparable par défaut ?</text:p>
      <text:p text:style-name="P34">=&gt; les fonctions</text:p>
      <text:p text:style-name="P36">comment comparer 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5:40:13.105212609</meta:creation-date>
    <dc:date>2017-10-25T12:22:28.473408867</dc:date>
    <meta:editing-duration>PT6H47S</meta:editing-duration>
    <meta:editing-cycles>22</meta:editing-cycles>
    <meta:generator>LibreOffice/5.2.7.2$Linux_X86_64 LibreOffice_project/20m0$Build-2</meta:generator>
    <meta:document-statistic meta:table-count="0" meta:image-count="0" meta:object-count="0" meta:page-count="4" meta:paragraph-count="83" meta:word-count="779" meta:character-count="4029" meta:non-whitespace-character-count="3214"/>
  </office:meta>
</office:document-meta>
</file>